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1456ac" officeooo:paragraph-rsid="001456ac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1456ac" officeooo:paragraph-rsid="001456ac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456ac" officeooo:paragraph-rsid="001456ac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456ac" officeooo:paragraph-rsid="001456ac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f819e" loext:opacity="100%" style:font-name="Arial1" fo:font-size="11pt" fo:font-weight="bold" officeooo:rsid="001456ac" officeooo:paragraph-rsid="001456ac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9: Disposición de los elementos HTML. CSS3.</text:p>
      <text:p text:style-name="P1"/>
      <text:p text:style-name="P2">1. Disposición de los elementos.</text:p>
      <text:p text:style-name="P2"/>
      <text:p text:style-name="P3">Por defecto, los elementos en línea aparecerán de izquierda a derecha, mientras que los elementos en bloque se visualizarán de arriba abajo.</text:p>
      <text:p text:style-name="P3"/>
      <text:p text:style-name="P3">La propiedad <text:span text:style-name="T1">position</text:span> nos permitirá cambiar la posición de los elementos HTML.</text:p>
      <text:p text:style-name="P3">Los valores que puede tener esta propiedad son:</text:p>
      <text:p text:style-name="P3"/>
      <text:p text:style-name="P4">· static: <text:span text:style-name="T2">utiliza el orden por defecto.</text:span></text:p>
      <text:p text:style-name="P4"><text:span text:style-name="T2"/></text:p>
      <text:p text:style-name="P4">· relative: <text:span text:style-name="T2">se puede desplazar el elemento respecto a su posición estática.</text:span></text:p>
      <text:p text:style-name="P4"><text:span text:style-name="T2"/></text:p>
      <text:p text:style-name="P4">· absolute: <text:span text:style-name="T2">se puede desplazar el elemento respecto a la posición del contenedor padre.</text:span></text:p>
      <text:p text:style-name="P4"><text:span text:style-name="T2"/></text:p>
      <text:p text:style-name="P4">· fixed: <text:span text:style-name="T2">se comporta como absolute, pero si hacemos scroll en la página, el elemento permanece fijo.</text:span></text:p>
      <text:p text:style-name="P4"><text:span text:style-name="T2"/></text:p>
      <text:p text:style-name="P4"><text:span text:style-name="T2">Cuando indicamos un posicionamiento diferente al estático debemos especificar qué desplazamiento queremos aplicar.</text:span></text:p>
      <text:p text:style-name="P4"><text:span text:style-name="T2"/></text:p>
      <text:p text:style-name="P4">· top: <text:span text:style-name="T2">espacio en la parte superior del elemento.</text:span></text:p>
      <text:p text:style-name="P4"><text:span text:style-name="T2"/></text:p>
      <text:p text:style-name="P4">· bottom: <text:span text:style-name="T2">espacio en la parte inferior del elemento.</text:span></text:p>
      <text:p text:style-name="P4"><text:span text:style-name="T2"/></text:p>
      <text:p text:style-name="P4">· left: <text:span text:style-name="T2">espacio en la parte izquierda del elemento.</text:span></text:p>
      <text:p text:style-name="P4"><text:span text:style-name="T2"/></text:p>
      <text:p text:style-name="P4">· right: <text:span text:style-name="T2">espacio en la parte derecha del elemento.</text:span></text:p>
      <text:p text:style-name="P4"><text:span text:style-name="T2"/></text:p>
      <text:p text:style-name="P4">· z-index: <text:span text:style-name="T2">se indica el orden en el apilamiento.</text:span></text:p>
      <text:p text:style-name="P4"><text:span text:style-name="T2"/></text:p>
      <text:p text:style-name="P4"><text:span text:style-name="T2">Con la propiedad “z-index” podemos indicar en qué orden se deben mostrar.</text:span></text:p>
      <text:p text:style-name="P4"><text:span text:style-name="T2"/></text:p>
      <text:p text:style-name="P2">2. Posicionamiento flotante.</text:p>
      <text:p text:style-name="P2"/>
      <text:p text:style-name="P3">Nos va a permitir sacar los elementos HTML del flujo normal, consiguiendo que el resto de elementos que lo rodean fluyan de izquierda a derecha.</text:p>
      <text:p text:style-name="P3"/>
      <text:p text:style-name="P4">· float: <text:span text:style-name="T2">el elemento flota a la izquierda o a la derecha (none, left, right).</text:span></text:p>
      <text:p text:style-name="P4"><text:span text:style-name="T2"/></text:p>
      <text:p text:style-name="P4">· clear: <text:span text:style-name="T2">no permite que los elementos floten en la orientación que le indiquemos (none, left, right, both)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oft-page-break/>3. Propiedades CSS3.</text:p>
      <text:p text:style-name="P2"/>
      <text:p text:style-name="P3">La versión 3 de CSS dispone de nuevas propiedades que aumentan la funcionalidad de la web sin tener que acudir a complementos externos.</text:p>
      <text:p text:style-name="P3"/>
      <text:p text:style-name="P3">Entre las novedades principales podemos destacar las siguientes:</text:p>
      <text:p text:style-name="P3"/>
      <text:p text:style-name="P3">· Colocar varias imágenes de fondo.</text:p>
      <text:p text:style-name="P3">· Esquinas redondeadas.</text:p>
      <text:p text:style-name="P3">· Bordes con imágenes.</text:p>
      <text:p text:style-name="P3">· Sombras.</text:p>
      <text:p text:style-name="P3">· Transparencias.</text:p>
      <text:p text:style-name="P3">· Varias columnas en el contenido.</text:p>
      <text:p text:style-name="P3">· Nuevos posicionamientos de cajas.</text:p>
      <text:p text:style-name="P3">· Nuevos selectores.</text:p>
      <text:p text:style-name="P3">· Transformaciones, transiciones y animaciones.</text:p>
      <text:p text:style-name="P3"/>
      <text:p text:style-name="P5">3.1. Bordes redondeados.</text:p>
      <text:p text:style-name="P5"/>
      <text:p text:style-name="P3">Permite crear esquinas redondeadas. Se puede aplicar a todos los bordes o indicar solo los que nos interesen.</text:p>
      <text:p text:style-name="P3"/>
      <text:p text:style-name="P3">Las propiedades de cada esquina son:</text:p>
      <text:p text:style-name="P3"/>
      <text:p text:style-name="P4">· border-top-left-radius: <text:span text:style-name="T2">esquina superior izquierda.</text:span></text:p>
      <text:p text:style-name="P4"><text:span text:style-name="T2"/></text:p>
      <text:p text:style-name="P4">· border-top-right-radius: <text:span text:style-name="T2">esquina superior derecha.</text:span></text:p>
      <text:p text:style-name="P4"><text:span text:style-name="T2"/></text:p>
      <text:p text:style-name="P4">· border-bottom-left-radius: <text:span text:style-name="T2">esquina inferior izquierda.</text:span></text:p>
      <text:p text:style-name="P4"><text:span text:style-name="T2"/></text:p>
      <text:p text:style-name="P4">· border-bottom-right-radius: <text:span text:style-name="T2">esquina inferior derecha.</text:span></text:p>
      <text:p text:style-name="P4"><text:span text:style-name="T2"/></text:p>
      <text:p text:style-name="P4"><text:span text:style-name="T2">Si lo queremos aplicar a todas las esquinas podemos utilizar la versión reducida </text:span>border-radius<text:span text:style-name="T2">.</text:span></text:p>
      <text:p text:style-name="P4"><text:span text:style-name="T2"/></text:p>
      <text:p text:style-name="P5">3.2. Sombras.</text:p>
      <text:p text:style-name="P5"/>
      <text:p text:style-name="P3">Permite aplicar el efecto de la sombra a elementos HTML. La propiedad que hay que utilizar es <text:span text:style-name="T1">box-shadow</text:span> y hay que indicarle 5 valores:</text:p>
      <text:p text:style-name="P3"/>
      <text:p text:style-name="P3">· Separación horizontal de la sombra.</text:p>
      <text:p text:style-name="P3">· Separación vertical de la sombra.</text:p>
      <text:p text:style-name="P3">· Radio del desenfoque.</text:p>
      <text:p text:style-name="P3">· Distancia de propagación.</text:p>
      <text:p text:style-name="P3">· Color.</text:p>
      <text:p text:style-name="P3"/>
      <text:p text:style-name="P3">Si queremos aplicar sombras a los textos hay que usar la propiedad <text:span text:style-name="T1">text-shadow </text:span>y, excepto el radio del desenfoque, hay que indicar los mismos valores que con box-shadow.</text:p>
      <text:p text:style-name="P3"/>
      <text:p text:style-name="P5">3.3. Opacidad.</text:p>
      <text:p text:style-name="P5"/>
      <text:p text:style-name="P3">Gracias a la propiedad <text:span text:style-name="T1">opacity </text:span>podemos indicar el grado de opacidad de los elementos de la página web.</text:p>
      <text:p text:style-name="P3">Esta propiedad abarca los valores desde la total transparencia (0) hasta la total opacidad (1).</text:p>
      <text:p text:style-name="P3"/>
      <text:p text:style-name="P3"/>
      <text:p text:style-name="P3"/>
      <text:p text:style-name="P3"/>
      <text:p text:style-name="P5"><text:soft-page-break/>3.4. Gradientes.</text:p>
      <text:p text:style-name="P5"/>
      <text:p text:style-name="P3">Los gradientes pueden ser lineales o radiales, y se indican con las propiedades <text:span text:style-name="T1">linear-gradient </text:span>y <text:span text:style-name="T1">radial-gradient</text:span>.</text:p>
      <text:p text:style-name="P3"/>
      <text:p text:style-name="P3">Los parámetros que debemos indicar con la propiedad linear-gradient son:</text:p>
      <text:p text:style-name="P3"/>
      <text:p text:style-name="P4">· Dirección: <text:span text:style-name="T2">to right / to bottom right / …</text:span></text:p>
      <text:p text:style-name="P4"><text:span text:style-name="T2"/></text:p>
      <text:p text:style-name="P4">· Color de inicio y color final<text:span text:style-name="T2">.</text:span></text:p>
      <text:p text:style-name="P4"><text:span text:style-name="T2"/></text:p>
      <text:p text:style-name="P4"><text:span text:style-name="T2">Y los parámetros de radial-gradient son:</text:span></text:p>
      <text:p text:style-name="P4"><text:span text:style-name="T2"/></text:p>
      <text:p text:style-name="P4">· Figura a mostrar: <text:span text:style-name="T2">ellipse / circle.</text:span></text:p>
      <text:p text:style-name="P4"><text:span text:style-name="T2"/></text:p>
      <text:p text:style-name="P4">· Tamaño: <text:span text:style-name="T2">closest-side / closet-corner</text:span></text:p>
      <text:p text:style-name="P4"><text:span text:style-name="T2"/></text:p>
      <text:p text:style-name="P4">· Posición: <text:span text:style-name="T2">la posición de inicio.</text:span></text:p>
      <text:p text:style-name="P4"><text:span text:style-name="T2"/></text:p>
      <text:p text:style-name="P4">· Color de inicio y color final<text:span text:style-name="T2">.</text:span></text:p>
      <text:p text:style-name="P4"><text:span text:style-name="T2"/></text:p>
      <text:p text:style-name="P5">3.5. Fuentes web.</text:p>
      <text:p text:style-name="P5"/>
      <text:p text:style-name="P3">Con CSS3 tenemos la posibilidad de utilizar fuentes nuevas para utilizarlas en los documentos web. Para ello se hace uso de la regla @font-face. La sintaxis sería la siguiente:</text:p>
      <text:p text:style-name="P3"/>
      <text:p text:style-name="P4">@font-face{ font-family: &lt;nombre de la fuente&gt;</text:p>
      <text:p text:style-name="P4">src: &lt;origen&gt;</text:p>
      <text:p text:style-name="P4">[font-weight: &lt;peso&gt;]</text:p>
      <text:p text:style-name="P4">[font-style: &lt;estilo&gt;]}</text:p>
      <text:p text:style-name="P4"/>
      <text:p text:style-name="P3">En la cual:</text:p>
      <text:p text:style-name="P3"/>
      <text:p text:style-name="P4">· font-family: <text:span text:style-name="T2">se indica el nombre de la fuente.</text:span></text:p>
      <text:p text:style-name="P4"><text:span text:style-name="T2"/></text:p>
      <text:p text:style-name="P4">· src: <text:span text:style-name="T2">URL donde se encuentra la fuente.</text:span></text:p>
      <text:p text:style-name="P4"><text:span text:style-name="T2"/></text:p>
      <text:p text:style-name="P4">· Font-weight: <text:span text:style-name="T2">grosor de la fuente.</text:span></text:p>
      <text:p text:style-name="P4"><text:span text:style-name="T2"/></text:p>
      <text:p text:style-name="P4">· Font-style: <text:span text:style-name="T2">estilo de la fuente.</text:span></text:p>
      <text:p text:style-name="P4"><text:span text:style-name="T2"/></text:p>
      <text:p text:style-name="P5">3.6. Multicolumnas.</text:p>
      <text:p text:style-name="P5"/>
      <text:p text:style-name="P3">Podemos crear columnas con el texto que tengamos en un párrafo o en un div. Disponemos de las siguientes propiedades:</text:p>
      <text:p text:style-name="P3"/>
      <text:p text:style-name="P4">· column-count: <text:span text:style-name="T2">indica el número de columnas.</text:span></text:p>
      <text:p text:style-name="P4"><text:span text:style-name="T2"/></text:p>
      <text:p text:style-name="P4">· column-gap: <text:span text:style-name="T2">indica el hueco entre las columnas.</text:span></text:p>
      <text:p text:style-name="P4"><text:span text:style-name="T2"/></text:p>
      <text:p text:style-name="P4">· column-rule: <text:span text:style-name="T2">indica el ancho, estilo y color de la línea que separa las columna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oft-page-break/>3.7. Transformaciones, transiciones y animaciones.</text:p>
      <text:p text:style-name="P5"/>
      <text:p text:style-name="P3">Para ello se utiliza la propiedad <text:span text:style-name="T1">transform</text:span>.</text:p>
      <text:p text:style-name="P3">Los valores más importantes son los siguientes:</text:p>
      <text:p text:style-name="P3"/>
      <text:p text:style-name="P4">· translate (x,y): <text:span text:style-name="T2">mueve el elemento “x” pixeles a la derecha e “y” píxeles abajo. Si los valores de “x” e “y” son negativos, el movimiento será a la izquierda y arriba, respectivamente.</text:span></text:p>
      <text:p text:style-name="P4"><text:span text:style-name="T2"/></text:p>
      <text:p text:style-name="P4">· rotate (x): <text:span text:style-name="T2">rota el elemento “x” grados. Por ejemplo, 20deg.</text:span></text:p>
      <text:p text:style-name="P4"><text:span text:style-name="T2"/></text:p>
      <text:p text:style-name="P4">· scale (x,y): <text:span text:style-name="T2">escala “x” veces el ancho e “y” veces el alto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9:33:31.541000000</meta:creation-date>
    <dc:date>2023-12-27T19:59:12.503000000</dc:date>
    <meta:editing-duration>PT25M41S</meta:editing-duration>
    <meta:editing-cycles>1</meta:editing-cycles>
    <meta:document-statistic meta:table-count="0" meta:image-count="0" meta:object-count="0" meta:page-count="4" meta:paragraph-count="83" meta:word-count="758" meta:character-count="4724" meta:non-whitespace-character-count="4049"/>
    <meta:generator>LibreOffice/7.6.2.1$Windows_X86_64 LibreOffice_project/56f7684011345957bbf33a7ee678afaf4d2ba333</meta:generator>
  </office:meta>
</office:document-meta>
</file>